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ak dobrze jest dziękować Ci,</text:span><text:span text:style-name="T1"><text:line-break/></text:span><text:span text:style-name="T1">Panie</text:span><text:span text:style-name="T1"><text:line-break/></text:span><text:span text:style-name="T1">i śpiewać psalm</text:span><text:span text:style-name="T1"><text:line-break/></text:span><text:span text:style-name="T1">Twojemu Imieniu.</text:span><text:span text:style-name="T1"><text:line-break/></text:span><text:span text:style-name="T1">I opowiadać rano</text:span><text:span text:style-name="T1"><text:line-break/></text:span><text:span text:style-name="T1">Twoje miłosierdz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A w nocy wierność Twoją</text:span><text:span text:style-name="T1"><text:line-break/></text:span><text:span text:style-name="T1">przy dziesięciostrunnej</text:span><text:span text:style-name="T1"><text:line-break/></text:span><text:span text:style-name="T1">harfie</text:span><text:span text:style-name="T1"><text:line-break/></text:span><text:span text:style-name="T1">i lutni,</text:span><text:span text:style-name="T1"><text:line-break/></text:span><text:span text:style-name="T1">i dźwięcznej cytr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5-25T17:32:59</meta:creation-date>
    <dc:date>2013-04-28T23:25:05.04</dc:date>
    <dc:language>pl-PL</dc:language>
    <meta:editing-cycles>11</meta:editing-cycles>
    <meta:editing-duration>PT10M48S</meta:editing-duration>
    <dc:creator>Ziomal Mistrz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